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c4e4" officeooo:paragraph-rsid="000bc4e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28c1" officeooo:paragraph-rsid="000c28c1" style:font-weight-asian="bold" style:font-weight-complex="bold"/>
    </style:style>
    <style:style style:name="T1" style:family="text">
      <style:text-properties officeooo:rsid="000c28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TRODUÇÃO AO </text:span>JAV<text:span text:style-name="T1">A</text:span>SCRIPT</text:p>
      <text:p text:style-name="P2">DIA 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19:41:37.842848252</meta:creation-date>
    <dc:date>2021-11-29T19:43:30.234035633</dc:date>
    <meta:editing-duration>PT1M52S</meta:editing-duration>
    <meta:editing-cycles>2</meta:editing-cycles>
    <meta:generator>LibreOffice/7.1.7.2$Linux_X86_64 LibreOffice_project/10$Build-2</meta:generator>
    <meta:document-statistic meta:table-count="0" meta:image-count="0" meta:object-count="0" meta:page-count="1" meta:paragraph-count="2" meta:word-count="5" meta:character-count="29" meta:non-whitespace-character-count="26"/>
  </office:meta>
</office:document-meta>
</file>